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7b4" officeooo:paragraph-rsid="001bf7b4"/>
    </style:style>
    <style:style style:name="P2" style:family="paragraph" style:parent-style-name="Standard">
      <style:text-properties officeooo:rsid="001d886c" officeooo:paragraph-rsid="001d886c"/>
    </style:style>
    <style:style style:name="P3" style:family="paragraph" style:parent-style-name="Standard">
      <style:text-properties officeooo:rsid="001e063d" officeooo:paragraph-rsid="001e063d"/>
    </style:style>
    <style:style style:name="P4" style:family="paragraph" style:parent-style-name="Standard">
      <style:text-properties officeooo:rsid="001e422c" officeooo:paragraph-rsid="001e422c"/>
    </style:style>
    <style:style style:name="P5" style:family="paragraph" style:parent-style-name="Standard">
      <style:text-properties fo:font-style="normal" officeooo:rsid="001e422c" officeooo:paragraph-rsid="001e422c" style:font-style-asian="normal" style:font-style-complex="normal"/>
    </style:style>
    <style:style style:name="P6" style:family="paragraph" style:parent-style-name="Standard">
      <style:text-properties fo:font-style="normal" officeooo:rsid="001e5f24" officeooo:paragraph-rsid="001e5f24" style:font-style-asian="normal" style:font-style-complex="normal"/>
    </style:style>
    <style:style style:name="P7" style:family="paragraph" style:parent-style-name="Standard">
      <style:text-properties fo:font-style="normal" officeooo:rsid="00247cd9" officeooo:paragraph-rsid="00247cd9" style:font-style-asian="normal" style:font-style-complex="normal"/>
    </style:style>
    <style:style style:name="P8" style:family="paragraph" style:parent-style-name="Standard">
      <style:text-properties fo:font-style="normal" officeooo:rsid="00256050" officeooo:paragraph-rsid="00256050" style:font-style-asian="normal" style:font-style-complex="normal"/>
    </style:style>
    <style:style style:name="P9" style:family="paragraph" style:parent-style-name="Standard">
      <style:text-properties fo:font-style="normal" officeooo:rsid="002655c3" officeooo:paragraph-rsid="002655c3" style:font-style-asian="normal" style:font-style-complex="normal"/>
    </style:style>
    <style:style style:name="P10" style:family="paragraph" style:parent-style-name="Standard">
      <style:text-properties fo:font-style="normal" officeooo:rsid="002655c3" officeooo:paragraph-rsid="002739e8" style:font-style-asian="normal" style:font-style-complex="normal"/>
    </style:style>
    <style:style style:name="P11" style:family="paragraph" style:parent-style-name="Standard">
      <style:text-properties officeooo:rsid="001e5f24" officeooo:paragraph-rsid="001e5f24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1e5f24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italic" officeooo:rsid="001e5f24" style:font-size-asian="9pt" style:font-style-asian="italic" style:font-size-complex="9pt" style:font-style-complex="italic"/>
    </style:style>
    <style:style style:name="T9" style:family="text">
      <style:text-properties officeooo:rsid="001f4503"/>
    </style:style>
    <style:style style:name="T10" style:family="text">
      <style:text-properties officeooo:rsid="002739e8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.5pt" style:font-size-asian="9pt" style:font-size-complex="10.5pt"/>
    </style:style>
    <style:style style:name="gr1" style:family="graphic">
      <style:graphic-properties draw:fill-color="#ffffff" draw:textarea-horizontal-align="justify" draw:textarea-vertical-align="middle" draw:auto-grow-height="false" fo:min-height="1.196cm" fo:min-width="7.4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2.067cm" fo:min-width="10.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19cm" svg:stroke-color="#000000" draw:marker-start-width="0.383cm" draw:marker-end-width="0.383cm" draw:fill-color="#000000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214cm" fo:min-width="2.6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143cm" fo:min-width="1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409cm" fo:min-width="0.8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734cm" fo:min-width="1.5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395cm" fo:min-width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dash" draw:stroke-dash="Long_20_Dash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fill-color="#ffffff" draw:textarea-horizontal-align="justify" draw:textarea-vertical-align="middle" draw:auto-grow-height="false" fo:min-height="0.543cm" fo:min-width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1.143cm" fo:min-width="11.5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1.143cm" fo:min-width="4.4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dash" draw:stroke-dash="Dash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anny13-m@hotmail.fr" text:style-name="Internet_20_link" text:visited-style-name="Visited_20_Internet_20_Link">fanny13-m@hotmail.fr</text:a></text:p>
      <text:p text:style-name="P1"/>
      <text:p text:style-name="P2"/>
      <text:p text:style-name="P3">Retour sur les derniers exercices et méthode agil pour savoir ce qu’il faut revoir.</text:p>
      <text:p text:style-name="P3"/>
      <text:p text:style-name="P11">Diagramme pour exercice table, mois et stagiaires à saisir</text:p>
      <text:p text:style-name="P11"><draw:custom-shape text:anchor-type="paragraph" draw:z-index="1" draw:name="Forme2" draw:style-name="gr21" draw:text-style-name="P12" svg:width="4.467cm" svg:height="1.144cm" svg:x="4.108cm" svg:y="0.483cm"><text:p>0000</text:p><draw:enhanced-geometry svg:viewBox="0 0 21600 21600" draw:type="rectangle" draw:enhanced-path="M 0 0 L 21600 0 21600 21600 0 21600 0 0 Z N"/></draw:custom-shape><draw:frame text:anchor-type="paragraph" draw:z-index="2" draw:name="Forme3" draw:style-name="gr17" draw:text-style-name="P14" svg:width="4.319cm" svg:height="1.461cm" svg:x="-0.379cm" svg:y="0.441cm"><draw:text-box><text:p>Affiche ‘saisir effectif…’</text:p><text:p/></draw:text-box></draw:frame></text:p>
      <text:p text:style-name="P11"/>
      <text:p text:style-name="P11"/>
      <text:p text:style-name="P11"><draw:custom-shape text:anchor-type="paragraph" draw:z-index="3" draw:name="Forme4" draw:style-name="gr19" draw:text-style-name="P12" svg:width="1.609cm" svg:height="1.631cm" svg:x="5.357cm" svg:y="0.441cm"><text:p/>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Forme6" draw:style-name="gr11" draw:text-style-name="P12" svg:width="2.139cm" svg:height="1.038cm" svg:x="6.839cm" svg:y="0.293cm"><text:p>12 fo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frame text:anchor-type="paragraph" draw:z-index="13" draw:name="Forme7" draw:style-name="gr10" draw:text-style-name="P14" svg:width="0.996cm" svg:height="0.869cm" svg:x="6.077cm" svg:y="0.208cm"><draw:text-box><text:p>i</text:p></draw:text-box></draw:frame></text:p>
      <text:p text:style-name="P11"/>
      <text:p text:style-name="P3"/>
      <text:p text:style-name="P3"><draw:custom-shape text:anchor-type="paragraph" draw:z-index="4" draw:name="Forme2_0" draw:style-name="gr20" draw:text-style-name="P12" svg:width="11.515cm" svg:height="1.144cm" svg:x="4.214cm" svg:y="0.208cm"><text:p>1000</text:p><draw:enhanced-geometry svg:viewBox="0 0 21600 21600" draw:type="rectangle" draw:enhanced-path="M 0 0 L 21600 0 21600 21600 0 21600 0 0 Z N"/></draw:custom-shape><draw:frame text:anchor-type="paragraph" draw:z-index="11" draw:name="Forme3_0" draw:style-name="gr17" draw:text-style-name="P14" svg:width="4.319cm" svg:height="1.461cm" svg:x="2.542cm" svg:y="0.335cm"><draw:text-box><text:p>Accept</text:p><text:p/></draw:text-box></draw:frame></text:p>
      <text:p text:style-name="P3"/>
      <text:p text:style-name="P3"><draw:path text:anchor-type="paragraph" draw:z-index="31" draw:name="Forme15" draw:style-name="gr3" draw:text-style-name="P13" svg:width="1.862cm" svg:height="0.229cm" draw:transform="rotate (-1.5707963267949) translate (11.4105972222222cm 0.398638888888889cm)" svg:viewBox="0 0 1863 230" svg:d="M0 212c226 0 453 22 677 0 237-24 568 141 678-212h233 211 64"><text:p/></draw:path><draw:path text:anchor-type="paragraph" draw:z-index="32" draw:name="Forme16" draw:style-name="gr3" draw:text-style-name="P13" svg:width="1.819cm" svg:height="0.233cm" draw:transform="rotate (-1.5707963267949) translate (14.5644305555556cm 0.398638888888887cm)" svg:viewBox="0 0 1820 234" svg:d="M0 233c219 2 436 0 656 0 217 0 436 2 656 0l233-233h212 63"><text:p/></draw:path></text:p>
      <text:p text:style-name="P3"><draw:custom-shape text:anchor-type="paragraph" draw:z-index="5" draw:name="Forme4_0" draw:style-name="gr19" draw:text-style-name="P12" svg:width="1.609cm" svg:height="1.631cm" svg:x="5.357cm" svg:y="0.123cm"><text:p/>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4" draw:name="Forme8" draw:style-name="gr8" draw:text-style-name="P14" svg:width="1.292cm" svg:height="0.953cm" svg:x="5.78cm" svg:y="0.335cm"><draw:text-box><text:p>AM</text:p></draw:text-box></draw:frame><draw:custom-shape text:anchor-type="paragraph" draw:z-index="15" draw:name="Forme6_0" draw:style-name="gr11" draw:text-style-name="P12" svg:width="2.139cm" svg:height="1.038cm" svg:x="6.69cm" svg:y="0.123cm"><text:p>libel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e4_1" draw:style-name="gr12" draw:text-style-name="P12" svg:width="1.609cm" svg:height="1.186cm" svg:x="13.697cm" svg:y="0.335cm"><text:p/>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5" draw:name="Forme6_1" draw:style-name="gr11" draw:text-style-name="P12" svg:width="2.139cm" svg:height="1.038cm" svg:x="15.178cm" svg:y="0.102cm"><text:p>12 fo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6" draw:name="Forme7_0" draw:style-name="gr10" draw:text-style-name="P14" svg:width="0.996cm" svg:height="0.869cm" svg:x="14.31cm" svg:y="0.462cm"><draw:text-box><text:p>i</text:p></draw:text-box></draw:frame></text:p>
      <text:p text:style-name="P3"><draw:frame text:anchor-type="paragraph" draw:z-index="21" draw:name="Forme14" draw:style-name="gr15" draw:text-style-name="P14" svg:width="1.609cm" svg:height="0.509cm" svg:x="-0.041cm" svg:y="0.145cm"><draw:text-box><text:p>Janvier</text:p></draw:text-box></draw:frame><draw:frame text:anchor-type="paragraph" draw:z-index="22" draw:name="Forme14_0" draw:style-name="gr15" draw:text-style-name="P14" svg:width="1.609cm" svg:height="0.509cm" svg:x="1.991cm" svg:y="0.166cm"><draw:text-box><text:p>Fevrier</text:p></draw:text-box></draw:frame><draw:frame text:anchor-type="paragraph" draw:z-index="23" draw:name="Forme14_1" draw:style-name="gr15" draw:text-style-name="P14" svg:width="1.609cm" svg:height="0.509cm" svg:x="3.748cm" svg:y="0.166cm"><draw:text-box><text:p>Mars</text:p></draw:text-box></draw:frame></text:p>
      <text:p text:style-name="P3"><draw:polyline text:anchor-type="paragraph" draw:z-index="16" draw:name="Forme9" draw:style-name="gr3" draw:text-style-name="P13" svg:width="0.528cm" svg:height="0.02cm" draw:transform="rotate (1.5707963267949) translate (0.700263888888889cm 0.800805555555555cm)" svg:viewBox="0 0 529 21" draw:points="0,21 212,21 423,21 529,0"><text:p/></draw:polyline><draw:path text:anchor-type="paragraph" draw:z-index="17" draw:name="Forme10" draw:style-name="gr3" draw:text-style-name="P13" svg:width="2.01cm" svg:height="0.55cm" svg:x="0.7cm" svg:y="0.292cm" svg:viewBox="0 0 2011 551" svg:d="M0 1c217-2 436 0 656 0 224 0 450 0 678 0 224 0 449-2 677 0v233 211 106"><text:p/></draw:path><draw:path text:anchor-type="paragraph" draw:z-index="18" draw:name="Forme11" draw:style-name="gr3" draw:text-style-name="P13" svg:width="1.588cm" svg:height="0.595cm" svg:x="2.838cm" svg:y="0.311cm" svg:viewBox="0 0 1589 596" svg:d="M0 25c226 0 450 0 677 0 217 0 448 61 657 0 437-130 164 285 232 444v127"><text:p/></draw:path><draw:path text:anchor-type="paragraph" draw:z-index="19" draw:name="Forme12" draw:style-name="gr3" draw:text-style-name="P13" svg:width="1.29cm" svg:height="0cm" svg:x="4.553cm" svg:y="0.334cm" svg:viewBox="0 0 1291 1" svg:d="M0 1c217 0 437 0 656 0 210 0 422-2 635 0"><text:p/></draw:path><draw:path text:anchor-type="paragraph" draw:z-index="20" draw:name="Forme13" draw:style-name="gr3" draw:text-style-name="P13" svg:width="1.206cm" svg:height="0.388cm" svg:x="6.373cm" svg:y="0.369cm" svg:viewBox="0 0 1207 389" svg:d="M0 29c210-2 429-41 635 0 152 30 600-178 423 212l149 148"><text:p/></draw:path><draw:frame text:anchor-type="paragraph" draw:z-index="24" draw:name="Forme14_2" draw:style-name="gr16" draw:text-style-name="P14" svg:width="1.927cm" svg:height="0.976cm" svg:x="7.579cm" svg:y="0.187cm"><draw:text-box><text:p>Decembre</text:p></draw:text-box></draw:frame></text:p>
      <text:p text:style-name="P3"><draw:custom-shape text:anchor-type="paragraph" draw:z-index="6" draw:name="Forme2_1" draw:style-name="gr7" draw:text-style-name="P12" svg:width="1.25cm" svg:height="1.144cm" svg:x="0.235cm" svg:y="0.335cm"><text:p>2000</text:p><draw:enhanced-geometry svg:viewBox="0 0 21600 21600" draw:type="rectangle" draw:enhanced-path="M 0 0 L 21600 0 21600 21600 0 21600 0 0 Z N"/></draw:custom-shape><draw:custom-shape text:anchor-type="paragraph" draw:z-index="7" draw:name="Forme2_2" draw:style-name="gr7" draw:text-style-name="P12" svg:width="1.25cm" svg:height="1.144cm" svg:x="2.013cm" svg:y="0.356cm"><text:p>2050</text:p><draw:enhanced-geometry svg:viewBox="0 0 21600 21600" draw:type="rectangle" draw:enhanced-path="M 0 0 L 21600 0 21600 21600 0 21600 0 0 Z N"/></draw:custom-shape><draw:custom-shape text:anchor-type="paragraph" draw:z-index="8" draw:name="Forme2_3" draw:style-name="gr7" draw:text-style-name="P12" svg:width="1.25cm" svg:height="1.144cm" svg:x="3.727cm" svg:y="0.335cm"><text:p>2100</text:p><draw:enhanced-geometry svg:viewBox="0 0 21600 21600" draw:type="rectangle" draw:enhanced-path="M 0 0 L 21600 0 21600 21600 0 21600 0 0 Z N"/></draw:custom-shape><draw:custom-shape text:anchor-type="paragraph" draw:z-index="10" draw:name="Forme2_4" draw:style-name="gr7" draw:text-style-name="P12" svg:width="1.25cm" svg:height="1.144cm" svg:x="6.839cm" svg:y="0.293cm"><text:p>2550</text:p><draw:enhanced-geometry svg:viewBox="0 0 21600 21600" draw:type="rectangle" draw:enhanced-path="M 0 0 L 21600 0 21600 21600 0 21600 0 0 Z N"/></draw:custom-shape><draw:custom-shape text:anchor-type="paragraph" draw:z-index="29" draw:name="Forme2_5" draw:style-name="gr7" draw:text-style-name="P12" svg:width="1.25cm" svg:height="1.144cm" svg:x="10.712cm" svg:y="0.293cm"><text:p>2600</text:p><draw:enhanced-geometry svg:viewBox="0 0 21600 21600" draw:type="rectangle" draw:enhanced-path="M 0 0 L 21600 0 21600 21600 0 21600 0 0 Z N"/></draw:custom-shape><draw:custom-shape text:anchor-type="paragraph" draw:z-index="30" draw:name="Forme2_6" draw:style-name="gr7" draw:text-style-name="P12" svg:width="1.25cm" svg:height="1.144cm" svg:x="13.908cm" svg:y="0.293cm"><text:p>2650</text:p><draw:enhanced-geometry svg:viewBox="0 0 21600 21600" draw:type="rectangle" draw:enhanced-path="M 0 0 L 21600 0 21600 21600 0 21600 0 0 Z N"/></draw:custom-shape></text:p>
      <text:p text:style-name="P3"><draw:frame text:anchor-type="paragraph" draw:z-index="9" draw:name="Forme5" draw:style-name="gr18" draw:text-style-name="P14" svg:width="0.445cm" svg:height="0.72cm" svg:x="5.674cm" svg:y="0.166cm"><draw:text-box><text:p>...</text:p></draw:text-box></draw:frame></text:p>
      <text:p text:style-name="P3"><draw:custom-shape text:anchor-type="paragraph" draw:z-index="40" draw:name="Forme6_2" draw:style-name="gr6" draw:text-style-name="P17" svg:width="3.684cm" svg:height="1.715cm" svg:x="15.157cm" svg:y="0.462cm"><text:p text:style-name="P16"><text:span text:style-name="T11">Si libelle(indice) ≠ 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text:anchor-type="paragraph" draw:z-index="25" draw:name="Forme14_3" draw:style-name="gr15" draw:text-style-name="P14" svg:width="2.689cm" svg:height="0.509cm" svg:x="-0.866cm" svg:y="0.356cm"><draw:text-box><text:p><text:span text:style-name="T12">‘</text:span><text:span text:style-name="T12">1’=&gt; INDICE</text:span></text:p></draw:text-box></draw:frame><draw:frame text:anchor-type="paragraph" draw:z-index="26" draw:name="Forme14_4" draw:style-name="gr15" draw:text-style-name="P14" svg:width="2.266cm" svg:height="0.509cm" svg:x="1.483cm" svg:y="0.356cm"><draw:text-box><text:p><text:span text:style-name="T12">‘</text:span><text:span text:style-name="T12">2’=&gt; INDICE</text:span></text:p></draw:text-box></draw:frame><draw:frame text:anchor-type="paragraph" draw:z-index="27" draw:name="Forme14_5" draw:style-name="gr15" draw:text-style-name="P14" svg:width="2.266cm" svg:height="0.509cm" svg:x="3.748cm" svg:y="0.356cm"><draw:text-box><text:p><text:span text:style-name="T12">‘</text:span><text:span text:style-name="T12">3’=&gt; INDICE</text:span></text:p></draw:text-box></draw:frame><draw:frame text:anchor-type="paragraph" draw:z-index="28" draw:name="Forme14_6" draw:style-name="gr14" draw:text-style-name="P14" svg:width="2.583cm" svg:height="0.593cm" svg:x="6.309cm" svg:y="0.25cm"><draw:text-box><text:p><text:span text:style-name="T12">‘</text:span><text:span text:style-name="T12">12’=&gt; INDICE</text:span></text:p></draw:text-box></draw:frame><draw:frame text:anchor-type="paragraph" draw:z-index="33" draw:name="Forme17" draw:style-name="gr13" draw:text-style-name="P14" svg:width="4.319cm" svg:height="1.463cm" svg:x="9.442cm" svg:y="0.25cm"><draw:text-box><text:p>MOVE zone saisie <text:tab/><text:tab/>POSTE (indice)</text:p></draw:text-box></draw:frame><draw:custom-shape text:anchor-type="paragraph" draw:z-index="37" draw:name="Forme4_2" draw:style-name="gr9" draw:text-style-name="P12" svg:width="1.609cm" svg:height="1.228cm" svg:x="13.908cm" svg:y="0.166cm"><text:p/><draw:enhanced-geometry svg:viewBox="0 0 21600 21600" draw:glue-points="?f0 0 ?f1 10800 0 21600 10800 21600 21600 21600 ?f7 10800" draw:text-areas="?f1 10800 ?f2 18000 ?f3 7200 ?f4 21600" draw:mirror-vertical="true" draw:type="isosceles-triangle" draw:modifiers="10220.372398685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8" draw:name="Forme8_0" draw:style-name="gr8" draw:text-style-name="P14" svg:width="1.292cm" svg:height="0.953cm" svg:x="14.353cm" svg:y="0.293cm"><draw:text-box><text:p>Ai</text:p></draw:text-box></draw:frame></text:p>
      <text:p text:style-name="P3"><draw:polyline text:anchor-type="paragraph" draw:z-index="41" draw:name="Forme18" draw:style-name="gr5" draw:text-style-name="P15" svg:width="0.465cm" svg:height="0.188cm" draw:transform="rotate (1.5707963267949) translate (18.494375cm 0.585611111111111cm)" svg:viewBox="0 0 466 189" draw:points="0,0 310,27 466,189"><text:p/></draw:polyline></text:p>
      <text:p text:style-name="P3"/>
      <text:p text:style-name="P3"><draw:custom-shape text:anchor-type="paragraph" draw:z-index="39" draw:name="Forme2_7" draw:style-name="gr7" draw:text-style-name="P12" svg:width="1.25cm" svg:height="1.144cm" svg:x="14.014cm" svg:y="0.081cm"><text:p>3000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frame text:anchor-type="paragraph" draw:z-index="42" draw:name="Forme19" draw:style-name="gr4" draw:text-style-name="P14" svg:width="4.31cm" svg:height="0.872cm" svg:x="12.82cm" svg:y="0.007cm"><draw:text-box><text:p>Affiche POSTE(indice)</text:p></draw:text-box></draw:frame></text:p>
      <text:p text:style-name="P3"/>
      <text:p text:style-name="P3"/>
      <text:p text:style-name="P4">Travail sur les tables (mois avec stagiaires) en working station</text:p>
      <text:p text:style-name="P4">01 <text:s/>WS-STAGIAIRES.</text:p>
      <text:p text:style-name="P4"><text:tab/>05 <text:s/>WS-MOIS OCCURS 12. <text:s text:c="3"/><text:span text:style-name="T6">(</text:span><text:span text:style-name="T7">Car il y a 12 mois et que ça va se répéter, </text:span><text:span text:style-name="T8">on appelle ws-mois un POSTE</text:span><text:span text:style-name="T7">)</text:span></text:p>
      <text:p text:style-name="P4"><text:span text:style-name="T1"><text:tab/><text:tab/></text:span><text:span text:style-name="T2">10 <text:s/>WS-LIBELLE <text:s text:c="3"/>PIC X(10). <text:s text:c="2"/></text:span><text:span text:style-name="T3">(</text:span><text:span text:style-name="T4">car taille max des mois à saisir dépasse pas 10 caractères)</text:span></text:p>
      <text:p text:style-name="P4"><text:span text:style-name="T2"><text:tab/><text:tab/>10 <text:s text:c="2"/>WS-NOMBRE <text:s/>PIC <text:s/>9(2). <text:s text:c="4"/></text:span><text:span text:style-name="T1">(va servir pour le nombre de stagiaires)</text:span></text:p>
      <text:p text:style-name="P4"><text:span text:style-name="T1"/></text:p>
      <text:p text:style-name="P5">01 <text:s text:c="2"/>WS-CARTE .</text:p>
      <text:p text:style-name="P5"><draw:frame text:anchor-type="paragraph" draw:z-index="0" draw:name="Forme1" draw:style-name="gr22" draw:text-style-name="P18" svg:width="6.753cm" svg:height="1.419cm" svg:x="8.024cm" svg:y="0.123cm"><draw:text-box><text:p text:style-name="P13"><text:span text:style-name="T1">VA servir pour la fonction ACCEPT permettant de remplir la table</text:span></text:p></draw:text-box></draw:frame><text:tab/><text:span text:style-name="T5">05 <text:s/>WS-NOMBREC <text:s text:c="2"/>PIC 9(2).</text:span></text:p>
      <text:p text:style-name="P5"><text:tab/><text:span text:style-name="T5">05 <text:s/>WS-LIBELLEC <text:s text:c="3"/>PIC X (10).</text:span></text:p>
      <text:p text:style-name="P5"><text:tab/><text:span text:style-name="T5">05 <text:s text:c="2"/>FILLER<text:tab/><text:tab/>PIC X (68).</text:span></text:p>
      <text:p text:style-name="P5"/>
      <text:p text:style-name="P6">Dans la procedure division ça donnera quelque chose du genre :</text:p>
      <text:p text:style-name="P6"/>
      <text:p text:style-name="P6">DISPLAY ‘SAISIR EFFECTIF <text:span text:style-name="T9">POUR LE MOIS</text:span>(2 CHIFFRES)’</text:p>
      <text:p text:style-name="P6">ACCEPT WS-CARTE.</text:p>
      <text:p text:style-name="P6"/>
      <text:p text:style-name="P6"/>
      <text:p text:style-name="P10">Le programme <text:span text:style-name="T10">complet </text:span>des tables a été fait sur opencobolIDE, il a été partagé dans le <text:span text:style-name="T10">discord sur le salon #Welcome.</text:span></text:p>
      <text:p text:style-name="P6"/>
      <text:p text:style-name="P6"/>
      <text:p text:style-name="P6"><text:soft-page-break/></text:p>
      <text:p text:style-name="P6"/>
      <text:p text:style-name="P7">Pour ne plus afficher les 0 non significatifs sur un compteur :</text:p>
      <text:p text:style-name="P7"/>
      <text:p text:style-name="P8">Dans le cas d’un nombre entier :</text:p>
      <text:p text:style-name="P8"/>
      <text:p text:style-name="P8"/>
      <text:p text:style-name="P8">01 <text:s/>WS-NB1 <text:s text:c="10"/>PIC <text:s text:c="2"/>9999.</text:p>
      <text:p text:style-name="P8"><draw:line text:anchor-type="paragraph" draw:z-index="43" draw:name="Forme20" draw:style-name="gr3" draw:text-style-name="P13" svg:x1="4.852cm" svg:y1="0.353cm" svg:x2="4.926cm" svg:y2="1.898cm"><text:p/></draw:line><draw:line text:anchor-type="paragraph" draw:z-index="44" draw:name="Forme21" draw:style-name="gr3" draw:text-style-name="P13" svg:x1="4.528cm" svg:y1="0.377cm" svg:x2="1.939cm" svg:y2="4.314cm"><text:p/></draw:line><draw:line text:anchor-type="paragraph" draw:z-index="45" draw:name="Forme22" draw:style-name="gr3" draw:text-style-name="P13" svg:x1="4.927cm" svg:y1="0.353cm" svg:x2="7.566cm" svg:y2="4.212cm"><text:p/></draw:line><draw:line text:anchor-type="paragraph" draw:z-index="46" draw:name="Forme23" draw:style-name="gr3" draw:text-style-name="P13" svg:x1="5.35cm" svg:y1="0.353cm" svg:x2="9.285cm" svg:y2="4.089cm"><text:p/></draw:line><draw:custom-shape text:anchor-type="paragraph" draw:z-index="47" draw:name="Forme24" draw:style-name="gr2" draw:text-style-name="P12" svg:width="10.311cm" svg:height="2.068cm" svg:x="1.191cm" svg:y="4.214cm"><text:p>Les 0 avant le chiffre du compteur ne vont pas s’afficher, dès</text:p><text:p>Qu’un chiffre différent de 0 apparaît, cela ne s’active plus :</text:p><text:p>Par ex : 0003 va s’afficher 3 et 0105 va s’afficher 105</text:p><draw:enhanced-geometry svg:viewBox="0 0 21600 21600" draw:type="rectangle" draw:enhanced-path="M 0 0 L 21600 0 21600 21600 0 21600 0 0 Z N"/></draw:custom-shape><draw:custom-shape text:anchor-type="paragraph" draw:z-index="48" draw:name="Forme25" draw:style-name="gr1" draw:text-style-name="P12" svg:width="7.446cm" svg:height="1.197cm" svg:x="4.053cm" svg:y="1.799cm"><text:p>Le b permet de générer un espace dans le </text:p><text:p>Chiffre par exemple ici 1034 s’écrira 1 034</text:p><draw:enhanced-geometry svg:viewBox="0 0 21600 21600" draw:type="rectangle" draw:enhanced-path="M 0 0 L 21600 0 21600 21600 0 21600 0 0 Z N"/></draw:custom-shape>02 <text:s text:c="2"/>WS-NBE <text:s text:c="9"/>PIC <text:s text:c="2"/>ZBZZ9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09:06:33.753000000</meta:creation-date>
    <meta:generator>LibreOffice/7.0.0.3$Windows_X86_64 LibreOffice_project/8061b3e9204bef6b321a21033174034a5e2ea88e</meta:generator>
    <dc:date>2021-11-29T14:54:44.905000000</dc:date>
    <meta:editing-duration>PT54M49S</meta:editing-duration>
    <meta:editing-cycles>5</meta:editing-cycles>
    <meta:document-statistic meta:table-count="0" meta:image-count="0" meta:object-count="0" meta:page-count="2" meta:paragraph-count="20" meta:word-count="168" meta:character-count="1011" meta:non-whitespace-character-count="798"/>
  </office:meta>
</office:document-meta>
</file>